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.049cm" fo:border="0.06pt solid #e3e3e3"/>
    </style:style>
    <style:style style:name="P2" style:family="paragraph" style:parent-style-name="Heading_20_4">
      <style:paragraph-properties fo:padding="0.049cm" fo:border="0.06pt solid #e3e3e3"/>
    </style:style>
    <style:style style:name="P3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4" style:family="paragraph" style:parent-style-name="Text_20_body" style:list-style-name="L1">
      <style:paragraph-properties fo:padding="0.049cm" fo:border="0.06pt solid #e3e3e3"/>
    </style:style>
    <style:style style:name="P5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6" style:family="paragraph" style:parent-style-name="Text_20_body" style:list-style-name="L2">
      <style:paragraph-properties fo:padding="0.049cm" fo:border="0.06pt solid #e3e3e3"/>
    </style:style>
    <style:style style:name="P7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8" style:family="paragraph" style:parent-style-name="Text_20_body" style:list-style-name="L3">
      <style:paragraph-properties fo:padding="0.049cm" fo:border="0.06pt solid #e3e3e3"/>
    </style:style>
    <style:style style:name="P9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10" style:family="paragraph" style:parent-style-name="Text_20_body" style:list-style-name="L4">
      <style:paragraph-properties fo:padding="0.049cm" fo:border="0.06pt solid #e3e3e3"/>
    </style:style>
    <style:style style:name="P11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12" style:family="paragraph" style:parent-style-name="Text_20_body" style:list-style-name="L5">
      <style:paragraph-properties fo:padding="0.049cm" fo:border="0.06pt solid #e3e3e3"/>
    </style:style>
    <style:style style:name="P13" style:family="paragraph" style:parent-style-name="Text_20_body" style:list-style-name="L6">
      <style:paragraph-properties fo:margin-top="0cm" fo:margin-bottom="0cm" style:contextual-spacing="false" fo:padding="0.049cm" fo:border="0.06pt solid #e3e3e3"/>
    </style:style>
    <style:style style:name="P14" style:family="paragraph" style:parent-style-name="Text_20_body" style:list-style-name="L6">
      <style:paragraph-properties fo:padding="0.049cm" fo:border="0.06pt solid #e3e3e3"/>
    </style:style>
    <style:style style:name="P15" style:family="paragraph" style:parent-style-name="Text_20_body" style:list-style-name="L7">
      <style:paragraph-properties fo:margin-top="0cm" fo:margin-bottom="0cm" style:contextual-spacing="false" fo:padding="0.049cm" fo:border="0.06pt solid #e3e3e3"/>
    </style:style>
    <style:style style:name="P16" style:family="paragraph" style:parent-style-name="Text_20_body" style:list-style-name="L7">
      <style:paragraph-properties fo:padding="0.049cm" fo:border="0.06pt solid #e3e3e3"/>
    </style:style>
    <style:style style:name="P17" style:family="paragraph" style:parent-style-name="Text_20_body" style:list-style-name="L8">
      <style:paragraph-properties fo:margin-top="0cm" fo:margin-bottom="0cm" style:contextual-spacing="false" fo:padding="0.049cm" fo:border="0.06pt solid #e3e3e3"/>
    </style:style>
    <style:style style:name="P18" style:family="paragraph" style:parent-style-name="Text_20_body" style:list-style-name="L8">
      <style:paragraph-properties fo:padding="0.049cm" fo:border="0.06pt solid #e3e3e3"/>
    </style:style>
    <style:style style:name="P19" style:family="paragraph" style:parent-style-name="Text_20_body" style:list-style-name="L9">
      <style:paragraph-properties fo:margin-top="0cm" fo:margin-bottom="0cm" style:contextual-spacing="false" fo:padding="0.049cm" fo:border="0.06pt solid #e3e3e3"/>
    </style:style>
    <style:style style:name="P20" style:family="paragraph" style:parent-style-name="Text_20_body" style:list-style-name="L9">
      <style:paragraph-properties fo:padding="0.049cm" fo:border="0.06pt solid #e3e3e3"/>
    </style:style>
    <style:style style:name="P21" style:family="paragraph" style:parent-style-name="Text_20_body" style:list-style-name="L10">
      <style:paragraph-properties fo:margin-top="0cm" fo:margin-bottom="0cm" style:contextual-spacing="false" fo:padding="0.049cm" fo:border="0.06pt solid #e3e3e3"/>
    </style:style>
    <style:style style:name="P22" style:family="paragraph" style:parent-style-name="Text_20_body" style:list-style-name="L10">
      <style:paragraph-properties fo:padding="0.049cm" fo:border="0.06pt solid #e3e3e3"/>
    </style:style>
    <style:style style:name="P23" style:family="paragraph" style:parent-style-name="Text_20_body" style:list-style-name="L11">
      <style:paragraph-properties fo:margin-top="0cm" fo:margin-bottom="0cm" style:contextual-spacing="false" fo:padding="0.049cm" fo:border="0.06pt solid #e3e3e3"/>
    </style:style>
    <style:style style:name="P24" style:family="paragraph" style:parent-style-name="Text_20_body" style:list-style-name="L11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PI Schnittstellenbeschreibung - Vollständig</text:h>
      <text:h text:style-name="P1" text:outline-level="3">Grundkonfiguration</text:h>
      <text:list text:style-name="L1">
        <text:list-item>
          <text:p text:style-name="P3"><text:span text:style-name="Strong_20_Emphasis"><text:span text:style-name="T1">Base URL</text:span></text:span>: <text:span text:style-name="Source_20_Text"><text:span text:style-name="T1">http://&lt;hostname&gt;:3010</text:span></text:span></text:p>
        </text:list-item>
        <text:list-item>
          <text:p text:style-name="P3"><text:span text:style-name="Strong_20_Emphasis"><text:span text:style-name="T1">Protokolle</text:span></text:span>: HTTP/HTTPS</text:p>
        </text:list-item>
        <text:list-item>
          <text:p text:style-name="P4"><text:span text:style-name="Strong_20_Emphasis"><text:span text:style-name="T1">Content-Type</text:span></text:span>: <text:span text:style-name="Source_20_Text"><text:span text:style-name="T1">application/json</text:span></text:span></text:p>
        </text:list-item>
      </text:list>
      <text:h text:style-name="P1" text:outline-level="3">Endpunkte</text:h>
      <text:h text:style-name="P2" text:outline-level="4">1. <text:span text:style-name="Strong_20_Emphasis"><text:span text:style-name="T1">Laden der GCode-Dateien</text:span></text:span></text:h>
      <text:list text:style-name="L2">
        <text:list-item>
          <text:p text:style-name="P5"><text:span text:style-name="Strong_20_Emphasis"><text:span text:style-name="T1">URL</text:span></text:span>: <text:span text:style-name="Source_20_Text"><text:span text:style-name="T1">/loadGCodeFiles</text:span></text:span></text:p>
        </text:list-item>
        <text:list-item>
          <text:p text:style-name="P5"><text:span text:style-name="Strong_20_Emphasis"><text:span text:style-name="T1">Methode</text:span></text:span>: <text:span text:style-name="Source_20_Text"><text:span text:style-name="T1">GET</text:span></text:span></text:p>
        </text:list-item>
        <text:list-item>
          <text:p text:style-name="P5"><text:span text:style-name="Strong_20_Emphasis"><text:span text:style-name="T1">Beschreibung</text:span></text:span>: Lädt alle GCode-Dateien aus einem spezifizierten Verzeichnis.</text:p>
        </text:list-item>
        <text:list-item>
          <text:p text:style-name="P5"><text:span text:style-name="Strong_20_Emphasis"><text:span text:style-name="T1">Antworten</text:span></text:span>:</text:p>
          <text:list>
            <text:list-item>
              <text:p text:style-name="P5"><text:span text:style-name="Source_20_Text"><text:span text:style-name="T1">200 OK</text:span></text:span>: Erfolgreich geladene Dateien.</text:p>
              <text:list>
                <text:list-item>
                  <text:p text:style-name="P5">Beispiel: <text:span text:style-name="Source_20_Text"><text:span text:style-name="T1">[{"fileName": "example.gcode", "content": "GCode content here..."}]</text:span></text:span></text:p>
                </text:list-item>
              </text:list>
            </text:list-item>
            <text:list-item>
              <text:p text:style-name="P5"><text:span text:style-name="Source_20_Text"><text:span text:style-name="T1">500 Internal Server Error</text:span></text:span>: Fehler beim Lesen der Dateien.</text:p>
              <text:list>
                <text:list-item>
                  <text:p text:style-name="P6">Beispiel: <text:span text:style-name="Source_20_Text"><text:span text:style-name="T1">{"error": "Fehler beim Lesen der Datei."}</text:span></text:span></text:p>
                </text:list-item>
              </text:list>
            </text:list-item>
          </text:list>
        </text:list-item>
      </text:list>
      <text:h text:style-name="P2" text:outline-level="4">2. <text:span text:style-name="Strong_20_Emphasis"><text:span text:style-name="T1">Löschen einer GCode-Datei</text:span></text:span></text:h>
      <text:list text:style-name="L3">
        <text:list-item>
          <text:p text:style-name="P7"><text:span text:style-name="Strong_20_Emphasis"><text:span text:style-name="T1">URL</text:span></text:span>: <text:span text:style-name="Source_20_Text"><text:span text:style-name="T1">/deleteGCode</text:span></text:span></text:p>
        </text:list-item>
        <text:list-item>
          <text:p text:style-name="P7"><text:span text:style-name="Strong_20_Emphasis"><text:span text:style-name="T1">Methode</text:span></text:span>: <text:span text:style-name="Source_20_Text"><text:span text:style-name="T1">DELETE</text:span></text:span></text:p>
        </text:list-item>
        <text:list-item>
          <text:p text:style-name="P7"><text:span text:style-name="Strong_20_Emphasis"><text:span text:style-name="T1">Query-Parameter</text:span></text:span>:</text:p>
          <text:list>
            <text:list-item>
              <text:p text:style-name="P7"><text:span text:style-name="Source_20_Text"><text:span text:style-name="T1">name</text:span></text:span>: Name der zu löschenden GCode-Datei.</text:p>
            </text:list-item>
          </text:list>
        </text:list-item>
        <text:list-item>
          <text:p text:style-name="P7"><text:span text:style-name="Strong_20_Emphasis"><text:span text:style-name="T1">Beschreibung</text:span></text:span>: Löscht eine spezifizierte GCode-Datei.</text:p>
        </text:list-item>
        <text:list-item>
          <text:p text:style-name="P7"><text:span text:style-name="Strong_20_Emphasis"><text:span text:style-name="T1">Antworten</text:span></text:span>:</text:p>
          <text:list>
            <text:list-item>
              <text:p text:style-name="P7"><text:span text:style-name="Source_20_Text"><text:span text:style-name="T1">200 OK</text:span></text:span>: Datei erfolgreich gelöscht.</text:p>
              <text:list>
                <text:list-item>
                  <text:p text:style-name="P7">Beispiel: <text:span text:style-name="Source_20_Text"><text:span text:style-name="T1">{"message": "Datei 'example.gcode' erfolgreich gelöscht."}</text:span></text:span></text:p>
                </text:list-item>
              </text:list>
            </text:list-item>
            <text:list-item>
              <text:p text:style-name="P7"><text:span text:style-name="Source_20_Text"><text:span text:style-name="T1">400 Bad Request</text:span></text:span>: Kein Dateiname angegeben.</text:p>
              <text:list>
                <text:list-item>
                  <text:p text:style-name="P7">Beispiel: <text:span text:style-name="Source_20_Text"><text:span text:style-name="T1">{"error": "Dateiname nicht angegeben"}</text:span></text:span></text:p>
                </text:list-item>
              </text:list>
            </text:list-item>
            <text:list-item>
              <text:p text:style-name="P7"><text:span text:style-name="Source_20_Text"><text:span text:style-name="T1">404 Not Found</text:span></text:span>: Datei nicht gefunden.</text:p>
              <text:list>
                <text:list-item>
                  <text:p text:style-name="P8">Beispiel: <text:span text:style-name="Source_20_Text"><text:span text:style-name="T1">{"error": "Datei 'example.gcode' nicht gefunden"}</text:span></text:span></text:p>
                </text:list-item>
              </text:list>
            </text:list-item>
          </text:list>
        </text:list-item>
      </text:list>
      <text:h text:style-name="P2" text:outline-level="4"><text:soft-page-break/>3. <text:span text:style-name="Strong_20_Emphasis"><text:span text:style-name="T1">Speichern eines GCode-Programms</text:span></text:span></text:h>
      <text:list text:style-name="L4">
        <text:list-item>
          <text:p text:style-name="P9"><text:span text:style-name="Strong_20_Emphasis"><text:span text:style-name="T1">URL</text:span></text:span>: <text:span text:style-name="Source_20_Text"><text:span text:style-name="T1">/gcode</text:span></text:span></text:p>
        </text:list-item>
        <text:list-item>
          <text:p text:style-name="P9"><text:span text:style-name="Strong_20_Emphasis"><text:span text:style-name="T1">Methode</text:span></text:span>: <text:span text:style-name="Source_20_Text"><text:span text:style-name="T1">POST</text:span></text:span></text:p>
        </text:list-item>
        <text:list-item>
          <text:p text:style-name="P9"><text:span text:style-name="Strong_20_Emphasis"><text:span text:style-name="T1">Body</text:span></text:span>:</text:p>
          <text:list>
            <text:list-item>
              <text:p text:style-name="P9"><text:span text:style-name="Source_20_Text"><text:span text:style-name="T1">name</text:span></text:span>: Name der Datei.</text:p>
            </text:list-item>
            <text:list-item>
              <text:p text:style-name="P9"><text:span text:style-name="Source_20_Text"><text:span text:style-name="T1">content</text:span></text:span>: Inhalt des GCode.</text:p>
            </text:list-item>
          </text:list>
        </text:list-item>
        <text:list-item>
          <text:p text:style-name="P9"><text:span text:style-name="Strong_20_Emphasis"><text:span text:style-name="T1">Beschreibung</text:span></text:span>: Speichert ein neues GCode-Programm.</text:p>
        </text:list-item>
        <text:list-item>
          <text:p text:style-name="P9"><text:span text:style-name="Strong_20_Emphasis"><text:span text:style-name="T1">Antworten</text:span></text:span>:</text:p>
          <text:list>
            <text:list-item>
              <text:p text:style-name="P9"><text:span text:style-name="Source_20_Text"><text:span text:style-name="T1">200 OK</text:span></text:span>: Programm erfolgreich gespeichert.</text:p>
              <text:list>
                <text:list-item>
                  <text:p text:style-name="P9">Beispiel: <text:span text:style-name="Source_20_Text"><text:span text:style-name="T1">{"message": "Programm 'example.gcode' erfolgreich gespeichert."}</text:span></text:span></text:p>
                </text:list-item>
              </text:list>
            </text:list-item>
            <text:list-item>
              <text:p text:style-name="P9"><text:span text:style-name="Source_20_Text"><text:span text:style-name="T1">400 Bad Request</text:span></text:span>: Ungültige Daten im Request.</text:p>
              <text:list>
                <text:list-item>
                  <text:p text:style-name="P10">Beispiel: <text:span text:style-name="Source_20_Text"><text:span text:style-name="T1">{"error": "Ungültige Daten"}</text:span></text:span></text:p>
                </text:list-item>
              </text:list>
            </text:list-item>
          </text:list>
        </text:list-item>
      </text:list>
      <text:h text:style-name="P2" text:outline-level="4">4. <text:span text:style-name="Strong_20_Emphasis"><text:span text:style-name="T1">Update von Einstellungen</text:span></text:span></text:h>
      <text:list text:style-name="L5">
        <text:list-item>
          <text:p text:style-name="P11"><text:span text:style-name="Strong_20_Emphasis"><text:span text:style-name="T1">URL</text:span></text:span>: <text:span text:style-name="Source_20_Text"><text:span text:style-name="T1">/updateSettings</text:span></text:span></text:p>
        </text:list-item>
        <text:list-item>
          <text:p text:style-name="P11"><text:span text:style-name="Strong_20_Emphasis"><text:span text:style-name="T1">Methode</text:span></text:span>: <text:span text:style-name="Source_20_Text"><text:span text:style-name="T1">POST</text:span></text:span></text:p>
        </text:list-item>
        <text:list-item>
          <text:p text:style-name="P11"><text:span text:style-name="Strong_20_Emphasis"><text:span text:style-name="T1">Body</text:span></text:span>:</text:p>
          <text:list>
            <text:list-item>
              <text:p text:style-name="P11">Beispiel: <text:span text:style-name="Source_20_Text"><text:span text:style-name="T1">{"gripperMode": "parallelGripper", "motorSpeed": 75}</text:span></text:span></text:p>
            </text:list-item>
          </text:list>
        </text:list-item>
        <text:list-item>
          <text:p text:style-name="P11"><text:span text:style-name="Strong_20_Emphasis"><text:span text:style-name="T1">Beschreibung</text:span></text:span>: Aktualisiert die Einstellungen des Roboters über MQTT.</text:p>
        </text:list-item>
        <text:list-item>
          <text:p text:style-name="P11"><text:span text:style-name="Strong_20_Emphasis"><text:span text:style-name="T1">Antworten</text:span></text:span>:</text:p>
          <text:list>
            <text:list-item>
              <text:p text:style-name="P11"><text:span text:style-name="Source_20_Text"><text:span text:style-name="T1">200 OK</text:span></text:span>: Einstellungen erfolgreich aktualisiert und publiziert.</text:p>
              <text:list>
                <text:list-item>
                  <text:p text:style-name="P11">Beispiel: <text:span text:style-name="Source_20_Text"><text:span text:style-name="T1">{"message": "Einstellungen erfolgreich aktualisiert und publiziert"}</text:span></text:span></text:p>
                </text:list-item>
              </text:list>
            </text:list-item>
            <text:list-item>
              <text:p text:style-name="P11"><text:span text:style-name="Source_20_Text"><text:span text:style-name="T1">400 Bad Request</text:span></text:span>: Keine Einstellungen gesendet.</text:p>
              <text:list>
                <text:list-item>
                  <text:p text:style-name="P11">Beispiel: <text:span text:style-name="Source_20_Text"><text:span text:style-name="T1">{"error": "Keine Einstellungen gesendet"}</text:span></text:span></text:p>
                </text:list-item>
              </text:list>
            </text:list-item>
            <text:list-item>
              <text:p text:style-name="P11"><text:span text:style-name="Source_20_Text"><text:span text:style-name="T1">500 Internal Server Error</text:span></text:span>: Fehler beim Publizieren der Einstellungen.</text:p>
              <text:list>
                <text:list-item>
                  <text:p text:style-name="P12">Beispiel: <text:span text:style-name="Source_20_Text"><text:span text:style-name="T1">{"error": "Fehler beim Publizieren der Einstellungen"}</text:span></text:span></text:p>
                </text:list-item>
              </text:list>
            </text:list-item>
          </text:list>
        </text:list-item>
      </text:list>
      <text:h text:style-name="P2" text:outline-level="4"><text:soft-page-break/></text:h>
      <text:h text:style-name="P2" text:outline-level="4"/>
      <text:h text:style-name="P2" text:outline-level="4">5. <text:span text:style-name="Strong_20_Emphasis"><text:span text:style-name="T1">Motorstop</text:span></text:span></text:h>
      <text:list text:style-name="L6">
        <text:list-item>
          <text:p text:style-name="P13"><text:span text:style-name="Strong_20_Emphasis"><text:span text:style-name="T1">URL</text:span></text:span>: <text:span text:style-name="Source_20_Text"><text:span text:style-name="T1">/motors/stop</text:span></text:span></text:p>
        </text:list-item>
        <text:list-item>
          <text:p text:style-name="P13"><text:span text:style-name="Strong_20_Emphasis"><text:span text:style-name="T1">Methode</text:span></text:span>: <text:span text:style-name="Source_20_Text"><text:span text:style-name="T1">POST</text:span></text:span></text:p>
        </text:list-item>
        <text:list-item>
          <text:p text:style-name="P13"><text:span text:style-name="Strong_20_Emphasis"><text:span text:style-name="T1">Body</text:span></text:span>:</text:p>
          <text:list>
            <text:list-item>
              <text:p text:style-name="P13"><text:span text:style-name="Source_20_Text"><text:span text:style-name="T1">stop</text:span></text:span>: Boolean-Wert, der angibt, ob die Motoren gestoppt werden sollen.</text:p>
            </text:list-item>
          </text:list>
        </text:list-item>
        <text:list-item>
          <text:p text:style-name="P13"><text:span text:style-name="Strong_20_Emphasis"><text:span text:style-name="T1">Beschreibung</text:span></text:span>: Sendet ein Signal, um alle Motoren zu stoppen.</text:p>
        </text:list-item>
        <text:list-item>
          <text:p text:style-name="P13"><text:span text:style-name="Strong_20_Emphasis"><text:span text:style-name="T1">Antworten</text:span></text:span>:</text:p>
          <text:list>
            <text:list-item>
              <text:p text:style-name="P13"><text:span text:style-name="Source_20_Text"><text:span text:style-name="T1">200 OK</text:span></text:span>: Motorstopp signalisiert.</text:p>
              <text:list>
                <text:list-item>
                  <text:p text:style-name="P13">Beispiel: <text:span text:style-name="Source_20_Text"><text:span text:style-name="T1">{"message": "Motorstopp signalisiert."}</text:span></text:span></text:p>
                </text:list-item>
              </text:list>
            </text:list-item>
            <text:list-item>
              <text:p text:style-name="P13"><text:span text:style-name="Source_20_Text"><text:span text:style-name="T1">400 Bad Request</text:span></text:span>: Ungültige Daten, erwartet <text:span text:style-name="Source_20_Text"><text:span text:style-name="T1">true</text:span></text:span>.</text:p>
              <text:list>
                <text:list-item>
                  <text:p text:style-name="P14">Beispiel: <text:span text:style-name="Source_20_Text"><text:span text:style-name="T1">{"error": "Ungültige Daten, erwartet true"}</text:span></text:span></text:p>
                </text:list-item>
              </text:list>
            </text:list-item>
          </text:list>
        </text:list-item>
      </text:list>
      <text:h text:style-name="P2" text:outline-level="4">6. <text:span text:style-name="Strong_20_Emphasis"><text:span text:style-name="T1">Homing</text:span></text:span></text:h>
      <text:list text:style-name="L7">
        <text:list-item>
          <text:p text:style-name="P15"><text:span text:style-name="Strong_20_Emphasis"><text:span text:style-name="T1">URL</text:span></text:span>: <text:span text:style-name="Source_20_Text"><text:span text:style-name="T1">/homing</text:span></text:span></text:p>
        </text:list-item>
        <text:list-item>
          <text:p text:style-name="P15"><text:span text:style-name="Strong_20_Emphasis"><text:span text:style-name="T1">Methode</text:span></text:span>: <text:span text:style-name="Source_20_Text"><text:span text:style-name="T1">POST</text:span></text:span></text:p>
        </text:list-item>
        <text:list-item>
          <text:p text:style-name="P15"><text:span text:style-name="Strong_20_Emphasis"><text:span text:style-name="T1">Body</text:span></text:span>:</text:p>
          <text:list>
            <text:list-item>
              <text:p text:style-name="P15"><text:span text:style-name="Source_20_Text"><text:span text:style-name="T1">active</text:span></text:span>: Boolean-Wert, der das Homing aktiviert.</text:p>
            </text:list-item>
          </text:list>
        </text:list-item>
        <text:list-item>
          <text:p text:style-name="P15"><text:span text:style-name="Strong_20_Emphasis"><text:span text:style-name="T1">Beschreibung</text:span></text:span>: Aktiviert die Homing-Funktion des Roboters.</text:p>
        </text:list-item>
        <text:list-item>
          <text:p text:style-name="P15"><text:span text:style-name="Strong_20_Emphasis"><text:span text:style-name="T1">Antworten</text:span></text:span>:</text:p>
          <text:list>
            <text:list-item>
              <text:p text:style-name="P15"><text:span text:style-name="Source_20_Text"><text:span text:style-name="T1">200 OK</text:span></text:span>: Homing signalisiert.</text:p>
              <text:list>
                <text:list-item>
                  <text:p text:style-name="P15">Beispiel: <text:span text:style-name="Source_20_Text"><text:span text:style-name="T1">{"message": "Homing signalisiert."}</text:span></text:span></text:p>
                </text:list-item>
              </text:list>
            </text:list-item>
            <text:list-item>
              <text:p text:style-name="P15"><text:span text:style-name="Source_20_Text"><text:span text:style-name="T1">400 Bad Request</text:span></text:span>: Ungültige Daten, erwartet einen Boolean.</text:p>
              <text:list>
                <text:list-item>
                  <text:p text:style-name="P16">Beispiel: <text:span text:style-name="Source_20_Text"><text:span text:style-name="T1">{"error": "Ungültige Daten, erwartet einen Boolean"}</text:span></text:span></text:p>
                </text:list-item>
              </text:list>
            </text:list-item>
          </text:list>
        </text:list-item>
      </text:list>
      <text:h text:style-name="P2" text:outline-level="4"><text:soft-page-break/></text:h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>7. <text:span text:style-name="Strong_20_Emphasis"><text:span text:style-name="T1">Manuelle Steuerung der Koordinaten</text:span></text:span></text:h>
      <text:list text:style-name="L8">
        <text:list-item>
          <text:p text:style-name="P17"><text:span text:style-name="Strong_20_Emphasis"><text:span text:style-name="T1">URL</text:span></text:span>: <text:span text:style-name="Source_20_Text"><text:span text:style-name="T1">/manual/control/coordinates</text:span></text:span></text:p>
        </text:list-item>
        <text:list-item>
          <text:p text:style-name="P17"><text:span text:style-name="Strong_20_Emphasis"><text:span text:style-name="T1">Methode</text:span></text:span>: <text:span text:style-name="Source_20_Text"><text:span text:style-name="T1">POST</text:span></text:span></text:p>
        </text:list-item>
        <text:list-item>
          <text:p text:style-name="P17"><text:span text:style-name="Strong_20_Emphasis"><text:span text:style-name="T1">Body</text:span></text:span>:</text:p>
          <text:list>
            <text:list-item>
              <text:p text:style-name="P17"><text:span text:style-name="Source_20_Text"><text:span text:style-name="T1">coordinates</text:span></text:span>: Array von 4 Elementen, die die Koordinaten darstellen.</text:p>
            </text:list-item>
          </text:list>
        </text:list-item>
        <text:list-item>
          <text:p text:style-name="P17"><text:span text:style-name="Strong_20_Emphasis"><text:span text:style-name="T1">Beschreibung</text:span></text:span>: Aktualisiert die Koordinaten für den manuellen Modus.</text:p>
        </text:list-item>
        <text:list-item>
          <text:p text:style-name="P17"><text:span text:style-name="Strong_20_Emphasis"><text:span text:style-name="T1">Antworten</text:span></text:span>:</text:p>
          <text:list>
            <text:list-item>
              <text:p text:style-name="P17"><text:span text:style-name="Source_20_Text"><text:span text:style-name="T1">200 OK</text:span></text:span>: Koordinaten erfolgreich aktualisiert.</text:p>
              <text:list>
                <text:list-item>
                  <text:p text:style-name="P17">Beispiel: <text:span text:style-name="Source_20_Text"><text:span text:style-name="T1">{"message": "Koordinaten erfolgreich aktualisiert."}</text:span></text:span></text:p>
                </text:list-item>
              </text:list>
            </text:list-item>
            <text:list-item>
              <text:p text:style-name="P17">`400 Bad Request**: Ungültige Koordinaten, erwartet ein Array von 4 Elementen.</text:p>
              <text:list>
                <text:list-item>
                  <text:p text:style-name="P18">Beispiel: <text:span text:style-name="Source_20_Text"><text:span text:style-name="T1">{"error": "Ungültige Koordinaten, erwartet ein Array von 4 Elementen"}</text:span></text:span></text:p>
                </text:list-item>
              </text:list>
            </text:list-item>
          </text:list>
        </text:list-item>
      </text:list>
      <text:h text:style-name="P2" text:outline-level="4">8. <text:span text:style-name="Strong_20_Emphasis"><text:span text:style-name="T1">Manuelle Steuerung der Greiferstärke</text:span></text:span></text:h>
      <text:list text:style-name="L9">
        <text:list-item>
          <text:p text:style-name="P19"><text:span text:style-name="Strong_20_Emphasis"><text:span text:style-name="T1">URL</text:span></text:span>: <text:span text:style-name="Source_20_Text"><text:span text:style-name="T1">/manual/control/gripper</text:span></text:span></text:p>
        </text:list-item>
        <text:list-item>
          <text:p text:style-name="P19"><text:span text:style-name="Strong_20_Emphasis"><text:span text:style-name="T1">Methode</text:span></text:span>: <text:span text:style-name="Source_20_Text"><text:span text:style-name="T1">POST</text:span></text:span></text:p>
        </text:list-item>
        <text:list-item>
          <text:p text:style-name="P19"><text:span text:style-name="Strong_20_Emphasis"><text:span text:style-name="T1">Body</text:span></text:span>:</text:p>
          <text:list>
            <text:list-item>
              <text:p text:style-name="P19"><text:span text:style-name="Source_20_Text"><text:span text:style-name="T1">gripper</text:span></text:span>: Numerischer Wert, der die Stärke des Greifers angibt.</text:p>
            </text:list-item>
          </text:list>
        </text:list-item>
        <text:list-item>
          <text:p text:style-name="P19"><text:span text:style-name="Strong_20_Emphasis"><text:span text:style-name="T1">Beschreibung</text:span></text:span>: Aktualisiert die Greiferstärke für den manuellen Modus.</text:p>
        </text:list-item>
        <text:list-item>
          <text:p text:style-name="P19"><text:span text:style-name="Strong_20_Emphasis"><text:span text:style-name="T1">Antworten</text:span></text:span>:</text:p>
          <text:list>
            <text:list-item>
              <text:p text:style-name="P19"><text:span text:style-name="Source_20_Text"><text:span text:style-name="T1">200 OK</text:span></text:span>: Greifersteuerung erfolgreich aktualisiert.</text:p>
              <text:list>
                <text:list-item>
                  <text:p text:style-name="P19">Beispiel: <text:span text:style-name="Source_20_Text"><text:span text:style-name="T1">{"message": "Greifersteuerung erfolgreich aktualisiert."}</text:span></text:span></text:p>
                </text:list-item>
              </text:list>
            </text:list-item>
            <text:list-item>
              <text:p text:style-name="P19"><text:span text:style-name="Source_20_Text"><text:span text:style-name="T1">400 Bad Request</text:span></text:span>: Ungültige Greiferstärke, erwartet eine Zahl.</text:p>
              <text:list>
                <text:list-item>
                  <text:p text:style-name="P20">Beispiel: <text:span text:style-name="Source_20_Text"><text:span text:style-name="T1">{"error": "Ungültige Greiferstärke, erwartet eine Zahl"}</text:span></text:span></text:p>
                </text:list-item>
              </text:list>
            </text:list-item>
          </text:list>
        </text:list-item>
      </text:list>
      <text:h text:style-name="P2" text:outline-level="4"><text:soft-page-break/>9. <text:span text:style-name="Strong_20_Emphasis"><text:span text:style-name="T1">Ausführen eines Pick-and-Place-Programms</text:span></text:span></text:h>
      <text:list text:style-name="L10">
        <text:list-item>
          <text:p text:style-name="P21"><text:span text:style-name="Strong_20_Emphasis"><text:span text:style-name="T1">URL</text:span></text:span>: <text:span text:style-name="Source_20_Text"><text:span text:style-name="T1">/pickandplace/program</text:span></text:span></text:p>
        </text:list-item>
        <text:list-item>
          <text:p text:style-name="P21"><text:span text:style-name="Strong_20_Emphasis"><text:span text:style-name="T1">Methode</text:span></text:span>: <text:span text:style-name="Source_20_Text"><text:span text:style-name="T1">POST</text:span></text:span></text:p>
        </text:list-item>
        <text:list-item>
          <text:p text:style-name="P21"><text:span text:style-name="Strong_20_Emphasis"><text:span text:style-name="T1">Body</text:span></text:span>:</text:p>
          <text:list>
            <text:list-item>
              <text:p text:style-name="P21"><text:span text:style-name="Source_20_Text"><text:span text:style-name="T1">program</text:span></text:span>: Zeichenkette, die den Namen des auszuführenden Programms angibt.</text:p>
            </text:list-item>
          </text:list>
        </text:list-item>
        <text:list-item>
          <text:p text:style-name="P21"><text:span text:style-name="Strong_20_Emphasis"><text:span text:style-name="T1">Beschreibung</text:span></text:span>: Übermittelt den Namen eines auszuführenden Programms an den Roboter.</text:p>
        </text:list-item>
        <text:list-item>
          <text:p text:style-name="P21"><text:span text:style-name="Strong_20_Emphasis"><text:span text:style-name="T1">Antworten</text:span></text:span>:</text:p>
          <text:list>
            <text:list-item>
              <text:p text:style-name="P21"><text:span text:style-name="Source_20_Text"><text:span text:style-name="T1">200 OK</text:span></text:span>: Programm erfolgreich übermittelt.</text:p>
              <text:list>
                <text:list-item>
                  <text:p text:style-name="P21">Beispiel: <text:span text:style-name="Source_20_Text"><text:span text:style-name="T1">{"message": "Programm erfolgreich übermittelt."}</text:span></text:span></text:p>
                </text:list-item>
              </text:list>
            </text:list-item>
            <text:list-item>
              <text:p text:style-name="P21"><text:span text:style-name="Source_20_Text"><text:span text:style-name="T1">400 Bad Request</text:span></text:span>: Ungültiger Programmwert, erwartet eine Zeichenkette.</text:p>
              <text:list>
                <text:list-item>
                  <text:p text:style-name="P22">Beispiel: <text:span text:style-name="Source_20_Text"><text:span text:style-name="T1">{"error": "Ungültiger Programmwert, erwartet eine Zeichenkette"}</text:span></text:span></text:p>
                </text:list-item>
              </text:list>
            </text:list-item>
          </text:list>
        </text:list-item>
      </text:list>
      <text:h text:style-name="P1" text:outline-level="3">WebSockets</text:h>
      <text:list text:style-name="L11">
        <text:list-item>
          <text:p text:style-name="P23"><text:span text:style-name="Strong_20_Emphasis"><text:span text:style-name="T1">Verbindung aufbauen</text:span></text:span>: WebSockets verbinden sich auf demselben Port, auf dem der Server lauscht. Der WebSocket-Client empfängt Zustandsaktualisierungen des Roboters via MQTT.</text:p>
        </text:list-item>
        <text:list-item>
          <text:p text:style-name="P23"><text:span text:style-name="Strong_20_Emphasis"><text:span text:style-name="T1">Events</text:span></text:span>:</text:p>
          <text:list>
            <text:list-item>
              <text:p text:style-name="P23"><text:span text:style-name="Source_20_Text"><text:span text:style-name="T1">connection</text:span></text:span>: Ein Client verbindet sich.</text:p>
            </text:list-item>
            <text:list-item>
              <text:p text:style-name="P23"><text:span text:style-name="Source_20_Text"><text:span text:style-name="T1">message</text:span></text:span>: Nachrichten von MQTT, z.B. <text:span text:style-name="Source_20_Text"><text:span text:style-name="T1">robot/state</text:span></text:span>, werden an verbundene Clients gesendet.</text:p>
            </text:list-item>
            <text:list-item>
              <text:p text:style-name="P23"><text:span text:style-name="Source_20_Text"><text:span text:style-name="T1">close</text:span></text:span>: Ein Client trennt die Verbindung.</text:p>
            </text:list-item>
            <text:list-item>
              <text:p text:style-name="P24"><text:span text:style-name="Source_20_Text"><text:span text:style-name="T1">error</text:span></text:span>: Fehlerbehandlung für WebSocket-Verbindunge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1:10:56.590000000</meta:creation-date>
    <dc:date>2024-04-30T11:19:07.473000000</dc:date>
    <meta:editing-duration>PT6M43S</meta:editing-duration>
    <meta:editing-cycles>1</meta:editing-cycles>
    <meta:document-statistic meta:table-count="0" meta:image-count="0" meta:object-count="0" meta:page-count="5" meta:paragraph-count="115" meta:word-count="630" meta:character-count="4609" meta:non-whitespace-character-count="4196"/>
    <meta:generator>LibreOffice/7.4.2.3$Windows_X86_64 LibreOffice_project/382eef1f22670f7f4118c8c2dd222ec7ad009daf</meta:generator>
  </office:meta>
</office:document-meta>
</file>